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5in"/>
    </style:style>
    <style:style style:name="Table1" style:family="table" style:master-page-name="MP0">
      <style:table-properties style:width="6.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" style:parent-style-name="Normal" style:family="paragraph">
      <style:paragraph-properties fo:break-before="page" fo:margin-bottom="0in" fo:line-height="100%"/>
    </style:style>
    <style:style style:name="T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T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P8" style:parent-style-name="Normal" style:family="paragraph">
      <style:paragraph-properties fo:margin-bottom="0in" fo:line-height="100%"/>
    </style:style>
    <style:style style:name="T9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0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1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2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ableRow13" style:family="table-row">
      <style:table-row-properties style:min-row-height="0.3527in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al" style:family="paragraph">
      <style:paragraph-properties fo:margin-bottom="0in" fo:line-height="100%"/>
    </style:style>
    <style:style style:name="T16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7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TableRow19" style:family="table-row">
      <style:table-row-properties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" style:parent-style-name="Normal" style:family="paragraph">
      <style:paragraph-properties fo:margin-bottom="0in" fo:line-height="100%"/>
    </style:style>
    <style:style style:name="T22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23" style:parent-style-name="Normal" style:family="paragraph">
      <style:paragraph-properties fo:margin-bottom="0in" fo:line-height="100%" fo:background-color="#FFFFFE"/>
    </style:style>
    <style:style style:name="T2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P25" style:parent-style-name="Normal" style:family="paragraph">
      <style:paragraph-properties fo:margin-bottom="0in" fo:line-height="100%" fo:background-color="#FFFFFE"/>
    </style:style>
    <style:style style:name="T2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27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28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29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3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3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P32" style:parent-style-name="Normal" style:family="paragraph">
      <style:paragraph-properties fo:margin-bottom="0in" fo:line-height="100%" fo:background-color="#FFFFFE"/>
    </style:style>
    <style:style style:name="T3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34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35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36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3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3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39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P40" style:parent-style-name="Normal" style:family="paragraph">
      <style:paragraph-properties fo:margin-bottom="0in" fo:line-height="100%" fo:background-color="#FFFFFE"/>
    </style:style>
    <style:style style:name="T4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42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43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44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4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4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4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P48" style:parent-style-name="Normal" style:family="paragraph">
      <style:paragraph-properties fo:margin-bottom="0in" fo:line-height="100%" fo:background-color="#FFFFFE"/>
    </style:style>
    <style:style style:name="T49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50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51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52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5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5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5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5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5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58" style:parent-style-name="Normal" style:family="paragraph">
      <style:paragraph-properties fo:margin-bottom="0in" fo:line-height="100%" fo:background-color="#FFFFFE"/>
    </style:style>
    <style:style style:name="T59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60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61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62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6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6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6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66" style:parent-style-name="Normal" style:family="paragraph">
      <style:paragraph-properties fo:margin-bottom="0in" fo:line-height="100%" fo:background-color="#FFFFFE"/>
    </style:style>
    <style:style style:name="T6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68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69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70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7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7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7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7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7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7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7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7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79" style:parent-style-name="Normal" style:family="paragraph">
      <style:paragraph-properties fo:margin-bottom="0in" fo:line-height="100%" fo:background-color="#FFFFFE"/>
    </style:style>
    <style:style style:name="T8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P81" style:parent-style-name="Normal" style:family="paragraph">
      <style:paragraph-properties fo:margin-bottom="0in" fo:line-height="100%" fo:background-color="#FFFFFE"/>
    </style:style>
    <style:style style:name="T8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83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8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8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8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P87" style:parent-style-name="Normal" style:family="paragraph">
      <style:paragraph-properties fo:margin-bottom="0in" fo:line-height="100%" fo:background-color="#FFFFFE"/>
    </style:style>
    <style:style style:name="T8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89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9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9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9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P93" style:parent-style-name="Normal" style:family="paragraph">
      <style:paragraph-properties fo:margin-bottom="0in" fo:line-height="100%" fo:background-color="#FFFFFE"/>
    </style:style>
    <style:style style:name="T9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95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9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9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9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P99" style:parent-style-name="Normal" style:family="paragraph">
      <style:paragraph-properties fo:margin-bottom="0in" fo:line-height="100%" fo:background-color="#FFFFFE"/>
    </style:style>
    <style:style style:name="T100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101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02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03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0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0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0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0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0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109" style:parent-style-name="Normal" style:family="paragraph">
      <style:paragraph-properties fo:margin-bottom="0in" fo:line-height="100%" fo:background-color="#FFFFFE"/>
    </style:style>
    <style:style style:name="T11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11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12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13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1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1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1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117" style:parent-style-name="Normal" style:family="paragraph">
      <style:paragraph-properties fo:margin-bottom="0in" fo:line-height="100%" fo:background-color="#FFFFFE"/>
    </style:style>
    <style:style style:name="T11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19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20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21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2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2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2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2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2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2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128" style:parent-style-name="Normal" style:family="paragraph">
      <style:paragraph-properties fo:margin-bottom="0in" fo:line-height="100%"/>
    </style:style>
    <style:style style:name="T129" style:parent-style-name="Fonteparág.padrão" style:family="text">
      <style:text-properties style:font-name="Arial" style:font-name-asian="Times New Roman" style:font-name-complex="Arial" fo:color="#000000" fo:language="en" fo:country="US" style:language-asian="pt" style:country-asian="PT"/>
    </style:style>
    <style:style style:name="T130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13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ableColumn133" style:family="table-column">
      <style:table-column-properties style:column-width="6.5in"/>
    </style:style>
    <style:style style:name="Table132" style:family="table">
      <style:table-properties style:width="6.5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Normal" style:family="paragraph">
      <style:paragraph-properties fo:margin-bottom="0in" fo:line-height="100%"/>
    </style:style>
    <style:style style:name="T13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T13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T13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P140" style:parent-style-name="Normal" style:family="paragraph">
      <style:paragraph-properties fo:margin-bottom="0in" fo:line-height="100%"/>
    </style:style>
    <style:style style:name="T141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42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43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44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45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46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ableRow147" style:family="table-row">
      <style:table-row-properties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9" style:parent-style-name="Normal" style:family="paragraph">
      <style:paragraph-properties fo:margin-bottom="0in" fo:line-height="100%"/>
    </style:style>
    <style:style style:name="T150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5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TableRow152" style:family="table-row">
      <style:table-row-properties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Normal" style:family="paragraph">
      <style:paragraph-properties fo:margin-bottom="0in" fo:line-height="100%"/>
    </style:style>
    <style:style style:name="T155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156" style:parent-style-name="Normal" style:family="paragraph">
      <style:paragraph-properties fo:margin-bottom="0in" fo:line-height="100%"/>
    </style:style>
    <style:style style:name="T157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58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159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ableRow160" style:family="table-row">
      <style:table-row-properties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Normal" style:family="paragraph">
      <style:paragraph-properties fo:margin-bottom="0in" fo:line-height="100%"/>
    </style:style>
    <style:style style:name="T163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164" style:parent-style-name="Normal" style:family="paragraph">
      <style:paragraph-properties fo:margin-bottom="0in" fo:line-height="100%" fo:background-color="#FFFFFE"/>
    </style:style>
    <style:style style:name="T16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P166" style:parent-style-name="Normal" style:family="paragraph">
      <style:paragraph-properties fo:margin-bottom="0in" fo:line-height="100%" fo:background-color="#FFFFFE"/>
    </style:style>
    <style:style style:name="T16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168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169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P170" style:parent-style-name="Normal" style:family="paragraph">
      <style:paragraph-properties fo:margin-bottom="0in" fo:line-height="100%" fo:background-color="#FFFFFE"/>
    </style:style>
    <style:style style:name="T17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172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17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P174" style:parent-style-name="Normal" style:family="paragraph">
      <style:paragraph-properties fo:margin-bottom="0in" fo:line-height="100%" fo:background-color="#FFFFFE"/>
    </style:style>
    <style:style style:name="T17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176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17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P178" style:parent-style-name="Normal" style:family="paragraph">
      <style:paragraph-properties fo:margin-bottom="0in" fo:line-height="100%" fo:background-color="#FFFFFE"/>
    </style:style>
    <style:style style:name="T179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180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81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82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8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8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8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186" style:parent-style-name="Normal" style:family="paragraph">
      <style:paragraph-properties fo:margin-bottom="0in" fo:line-height="100%" fo:background-color="#FFFFFE"/>
    </style:style>
    <style:style style:name="T18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88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89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90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9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9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9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194" style:parent-style-name="Normal" style:family="paragraph">
      <style:paragraph-properties fo:margin-bottom="0in" fo:line-height="100%" fo:background-color="#FFFFFE"/>
    </style:style>
    <style:style style:name="T19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196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97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98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199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20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20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20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203" style:parent-style-name="Normal" style:family="paragraph">
      <style:paragraph-properties fo:margin-bottom="0in" fo:line-height="100%" fo:background-color="#FFFFFE"/>
    </style:style>
    <style:style style:name="T20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ableRow205" style:family="table-row">
      <style:table-row-properties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" style:parent-style-name="Normal" style:family="paragraph">
      <style:paragraph-properties fo:margin-bottom="0in" fo:line-height="100%"/>
    </style:style>
    <style:style style:name="T208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209" style:parent-style-name="Normal" style:family="paragraph">
      <style:paragraph-properties fo:margin-bottom="0in" fo:line-height="100%"/>
    </style:style>
    <style:style style:name="T210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211" style:parent-style-name="Fonteparág.padrão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pt" style:country-asian="PT"/>
    </style:style>
    <style:style style:name="T212" style:parent-style-name="Fonteparág.padrão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pt" style:country-asian="PT"/>
    </style:style>
    <style:style style:name="T213" style:parent-style-name="Fonteparág.padrão" style:family="text">
      <style:text-properties style:font-name="Consolas" style:font-name-asian="Times New Roman" style:font-name-complex="Times New Roman" fo:color="#4FC1FF" fo:font-size="10.5pt" style:font-size-asian="10.5pt" style:font-size-complex="10.5pt" style:language-asian="pt" style:country-asian="PT"/>
    </style:style>
    <style:style style:name="T214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215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216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217" style:parent-style-name="Normal" style:family="paragraph">
      <style:paragraph-properties fo:margin-bottom="0in" fo:line-height="100%" fo:background-color="#FFFFFE"/>
    </style:style>
    <style:style style:name="T21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219" style:parent-style-name="Normal" style:family="paragraph">
      <style:paragraph-properties fo:margin-bottom="0in" fo:line-height="100%" fo:background-color="#FFFFFE"/>
    </style:style>
    <style:style style:name="T22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221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22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223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224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225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226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227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22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229" style:parent-style-name="Normal" style:family="paragraph">
      <style:paragraph-properties fo:margin-bottom="0in" fo:line-height="100%" fo:background-color="#FFFFFE"/>
    </style:style>
    <style:style style:name="T23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231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23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233" style:parent-style-name="Fonteparág.padrão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US" style:language-asian="pt" style:country-asian="PT"/>
    </style:style>
    <style:style style:name="T23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235" style:parent-style-name="Normal" style:family="paragraph">
      <style:paragraph-properties fo:margin-bottom="0in" fo:line-height="100%" fo:background-color="#FFFFFE"/>
    </style:style>
    <style:style style:name="T23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237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23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239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24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241" style:parent-style-name="Normal" style:family="paragraph">
      <style:paragraph-properties fo:margin-bottom="0in" fo:line-height="100%" fo:background-color="#FFFFFE"/>
    </style:style>
    <style:style style:name="T24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243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24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245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246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247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248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249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25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251" style:parent-style-name="Normal" style:family="paragraph">
      <style:paragraph-properties fo:margin-bottom="0in" fo:line-height="100%" fo:background-color="#FFFFFE"/>
    </style:style>
    <style:style style:name="T25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253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25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255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style:language-asian="pt" style:country-asian="PT"/>
    </style:style>
    <style:style style:name="T256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style:language-asian="pt" style:country-asian="PT"/>
    </style:style>
    <style:style style:name="T257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style:language-asian="pt" style:country-asian="PT"/>
    </style:style>
    <style:style style:name="T258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style:language-asian="pt" style:country-asian="PT"/>
    </style:style>
    <style:style style:name="T259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style:language-asian="pt" style:country-asian="PT"/>
    </style:style>
    <style:style style:name="P260" style:parent-style-name="Normal" style:family="paragraph">
      <style:paragraph-properties fo:margin-bottom="0in" fo:line-height="100%" fo:background-color="#FFFFFE"/>
    </style:style>
    <style:style style:name="T26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ableColumn263" style:family="table-column">
      <style:table-column-properties style:column-width="6.5in"/>
    </style:style>
    <style:style style:name="Table262" style:family="table">
      <style:table-properties style:width="6.5in" fo:margin-left="0in" table:align="left"/>
    </style:style>
    <style:style style:name="TableRow264" style:family="table-row">
      <style:table-row-properties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" style:parent-style-name="Normal" style:family="paragraph">
      <style:paragraph-properties fo:margin-bottom="0in" fo:line-height="100%"/>
    </style:style>
    <style:style style:name="T26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T26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P269" style:parent-style-name="Normal" style:family="paragraph">
      <style:paragraph-properties fo:margin-bottom="0in" fo:line-height="100%"/>
    </style:style>
    <style:style style:name="T270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271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272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ableRow273" style:family="table-row">
      <style:table-row-properties style:min-row-height="0.3229in"/>
    </style:style>
    <style:style style:name="TableCell2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75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276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T27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anguage-asian="pt" style:country-asian="PT"/>
    </style:style>
    <style:style style:name="TableRow278" style:family="table-row">
      <style:table-row-properties/>
    </style:style>
    <style:style style:name="TableCell2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0" style:parent-style-name="Normal" style:family="paragraph">
      <style:paragraph-properties fo:margin-bottom="0in" fo:line-height="100%"/>
    </style:style>
    <style:style style:name="T281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282" style:parent-style-name="Normal" style:family="paragraph">
      <style:paragraph-properties fo:margin-bottom="0in" fo:line-height="100%" fo:background-color="#FFFFFE"/>
    </style:style>
    <style:style style:name="T28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28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P285" style:parent-style-name="Normal" style:family="paragraph">
      <style:paragraph-properties fo:margin-bottom="0in" fo:line-height="100%" fo:background-color="#FFFFFE"/>
    </style:style>
    <style:style style:name="T28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287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28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289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29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P291" style:parent-style-name="Normal" style:family="paragraph">
      <style:paragraph-properties fo:margin-bottom="0in" fo:line-height="100%" fo:background-color="#FFFFFE"/>
    </style:style>
    <style:style style:name="T29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293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29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29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29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P297" style:parent-style-name="Normal" style:family="paragraph">
      <style:paragraph-properties fo:margin-bottom="0in" fo:line-height="100%" fo:background-color="#FFFFFE"/>
    </style:style>
    <style:style style:name="T298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299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00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01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0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0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0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305" style:parent-style-name="Normal" style:family="paragraph">
      <style:paragraph-properties fo:margin-bottom="0in" fo:line-height="100%" fo:background-color="#FFFFFE"/>
    </style:style>
    <style:style style:name="T30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07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08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09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1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1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1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313" style:parent-style-name="Normal" style:family="paragraph">
      <style:paragraph-properties fo:margin-bottom="0in" fo:line-height="100%" fo:background-color="#FFFFFE"/>
    </style:style>
    <style:style style:name="T31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15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16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17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1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19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2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2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322" style:parent-style-name="Normal" style:family="paragraph">
      <style:paragraph-properties fo:margin-bottom="0in" fo:line-height="100%" fo:background-color="#FFFFFE"/>
    </style:style>
    <style:style style:name="T32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ableRow324" style:family="table-row">
      <style:table-row-properties/>
    </style:style>
    <style:style style:name="TableCell3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6" style:parent-style-name="Normal" style:family="paragraph">
      <style:paragraph-properties fo:margin-bottom="0in" fo:line-height="100%"/>
    </style:style>
    <style:style style:name="T327" style:parent-style-name="Fonteparág.padrão" style:family="text">
      <style:text-properties style:font-name="Arial" style:font-name-asian="Times New Roman" style:font-name-complex="Arial" fo:color="#000000" fo:language="en" fo:country="GB" style:language-asian="pt" style:country-asian="PT"/>
    </style:style>
    <style:style style:name="T328" style:parent-style-name="Fonteparág.padrão" style:family="text">
      <style:text-properties style:font-name="Arial" style:font-name-asian="Times New Roman" style:font-name-complex="Arial" fo:color="#000000" fo:language="en" fo:country="GB" style:language-asian="pt" style:country-asian="PT"/>
    </style:style>
    <style:style style:name="P329" style:parent-style-name="Normal" style:family="paragraph">
      <style:paragraph-properties fo:margin-bottom="0in" fo:line-height="100%" fo:background-color="#FFFFFE"/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P330" style:parent-style-name="Normal" style:family="paragraph">
      <style:paragraph-properties fo:margin-bottom="0in" fo:line-height="100%" fo:background-color="#FFFFFE"/>
    </style:style>
    <style:style style:name="T33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332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33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33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33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P336" style:parent-style-name="Normal" style:family="paragraph">
      <style:paragraph-properties fo:margin-bottom="0in" fo:line-height="100%" fo:background-color="#FFFFFE"/>
    </style:style>
    <style:style style:name="T33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338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339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34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34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P342" style:parent-style-name="Normal" style:family="paragraph">
      <style:paragraph-properties fo:margin-bottom="0in" fo:line-height="100%" fo:background-color="#FFFFFE"/>
    </style:style>
    <style:style style:name="T34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344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34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34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T34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GB" style:language-asian="pt" style:country-asian="PT"/>
    </style:style>
    <style:style style:name="P348" style:parent-style-name="Normal" style:family="paragraph">
      <style:paragraph-properties fo:margin-bottom="0in" fo:line-height="100%" fo:background-color="#FFFFFE"/>
    </style:style>
    <style:style style:name="T349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GB" style:language-asian="pt" style:country-asian="PT"/>
    </style:style>
    <style:style style:name="T350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51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52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5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5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5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356" style:parent-style-name="Normal" style:family="paragraph">
      <style:paragraph-properties fo:margin-bottom="0in" fo:line-height="100%" fo:background-color="#FFFFFE"/>
    </style:style>
    <style:style style:name="T357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58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59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60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6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6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6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364" style:parent-style-name="Normal" style:family="paragraph">
      <style:paragraph-properties fo:margin-bottom="0in" fo:line-height="100%" fo:background-color="#FFFFFE"/>
    </style:style>
    <style:style style:name="T365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66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67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68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69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7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71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7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373" style:parent-style-name="Normal" style:family="paragraph">
      <style:paragraph-properties fo:margin-bottom="0in" fo:line-height="100%" fo:background-color="#FFFFFE"/>
    </style:style>
    <style:style style:name="T37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ableRow375" style:family="table-row">
      <style:table-row-properties/>
    </style:style>
    <style:style style:name="TableCell3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7" style:parent-style-name="Normal" style:family="paragraph">
      <style:paragraph-properties fo:margin-bottom="0in" fo:line-height="100%"/>
    </style:style>
    <style:style style:name="T378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379" style:parent-style-name="Normal" style:family="paragraph">
      <style:paragraph-properties fo:margin-bottom="0in" fo:line-height="100%"/>
    </style:style>
    <style:style style:name="T380" style:parent-style-name="Fonteparág.padrão" style:family="text">
      <style:text-properties style:font-name="Arial" style:font-name-asian="Times New Roman" style:font-name-complex="Arial" fo:color="#000000" style:language-asian="pt" style:country-asian="PT"/>
    </style:style>
    <style:style style:name="P381" style:parent-style-name="Normal" style:family="paragraph">
      <style:paragraph-properties fo:margin-bottom="0in" fo:line-height="100%" fo:background-color="#FFFFFE"/>
    </style:style>
    <style:style style:name="T38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P383" style:parent-style-name="Normal" style:family="paragraph">
      <style:paragraph-properties fo:margin-bottom="0in" fo:line-height="100%" fo:background-color="#FFFFFE"/>
    </style:style>
    <style:style style:name="T38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385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38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387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style:language-asian="pt" style:country-asian="PT"/>
    </style:style>
    <style:style style:name="T38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389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39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391" style:parent-style-name="Fonteparág.padrão" style:family="text">
      <style:text-properties style:font-name="Consolas" style:font-name-asian="Times New Roman" style:font-name-complex="Times New Roman" fo:color="#098658" fo:font-size="9pt" style:font-size-asian="9pt" style:font-size-complex="9pt" style:language-asian="pt" style:country-asian="PT"/>
    </style:style>
    <style:style style:name="T39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P393" style:parent-style-name="Normal" style:family="paragraph">
      <style:paragraph-properties fo:margin-bottom="0in" fo:line-height="100%" fo:background-color="#FFFFFE"/>
    </style:style>
    <style:style style:name="T39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395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39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397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39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399" style:parent-style-name="Normal" style:family="paragraph">
      <style:paragraph-properties fo:margin-bottom="0in" fo:line-height="100%" fo:background-color="#FFFFFE"/>
    </style:style>
    <style:style style:name="T400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401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fo:language="en" fo:country="US" style:language-asian="pt" style:country-asian="PT"/>
    </style:style>
    <style:style style:name="T402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403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US" style:language-asian="pt" style:country-asian="PT"/>
    </style:style>
    <style:style style:name="T404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P405" style:parent-style-name="Normal" style:family="paragraph">
      <style:paragraph-properties fo:margin-bottom="0in" fo:line-height="100%" fo:background-color="#FFFFFE"/>
    </style:style>
    <style:style style:name="T406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fo:language="en" fo:country="US" style:language-asian="pt" style:country-asian="PT"/>
    </style:style>
    <style:style style:name="T407" style:parent-style-name="Fonteparág.padrão" style:family="text">
      <style:text-properties style:font-name="Consolas" style:font-name-asian="Times New Roman" style:font-name-complex="Times New Roman" fo:color="#A31515" fo:font-size="9pt" style:font-size-asian="9pt" style:font-size-complex="9pt" style:language-asian="pt" style:country-asian="PT"/>
    </style:style>
    <style:style style:name="T408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  <style:style style:name="T409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style:language-asian="pt" style:country-asian="PT"/>
    </style:style>
    <style:style style:name="T410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style:language-asian="pt" style:country-asian="PT"/>
    </style:style>
    <style:style style:name="T411" style:parent-style-name="Fonteparág.padrão" style:family="text">
      <style:text-properties style:font-name="Consolas" style:font-name-asian="Times New Roman" style:font-name-complex="Times New Roman" fo:color="#0451A5" fo:font-size="9pt" style:font-size-asian="9pt" style:font-size-complex="9pt" style:language-asian="pt" style:country-asian="PT"/>
    </style:style>
    <style:style style:name="P412" style:parent-style-name="Normal" style:family="paragraph">
      <style:paragraph-properties fo:margin-bottom="0in" fo:line-height="100%" fo:background-color="#FFFFFE"/>
    </style:style>
    <style:style style:name="T413" style:parent-style-name="Fonteparág.padrão" style:family="text">
      <style:text-properties style:font-name="Consolas" style:font-name-asian="Times New Roman" style:font-name-complex="Times New Roman" fo:color="#000000" fo:font-size="9pt" style:font-size-asian="9pt" style:font-size-complex="9pt" style:language-asian="pt" style:country-asian="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Ir buscar todos os<text:s/></text:span><text:span text:style-name="T7">utilizadores</text:span></text:p>
            <text:p text:style-name="P8"><text:span text:style-name="T9">Devolve todos os<text:s/></text:span><text:span text:style-name="T10">utilizadores</text:span><text:span text:style-name="T11"><text:s/>na base dados cada um com<text:s/></text:span><text:span text:style-name="T12">a sua informação</text:span></text:p>
          </table:table-cell>
        </table:table-row>
        <table:table-row table:style-name="TableRow13">
          <table:table-cell table:style-name="TableCell14">
            <text:p text:style-name="P15"><text:span text:style-name="T16">Url:<text:s/></text:span><text:span text:style-name="T17">/api/utilizador<text:s/></text:span><text:span text:style-name="T18">(get)</text:span></text:p>
          </table:table-cell>
        </table:table-row>
        <table:table-row table:style-name="TableRow19">
          <table:table-cell table:style-name="TableCell20">
            <text:p text:style-name="P21"><text:span text:style-name="T22">Resultado:</text:span></text:p>
            <text:p text:style-name="P23"><text:span text:style-name="T24">[ {</text:span></text:p>
            <text:p text:style-name="P25"><text:span text:style-name="T26">    </text:span><text:span text:style-name="T27">"</text:span><text:span text:style-name="T28">id</text:span><text:span text:style-name="T29">"</text:span><text:span text:style-name="T30">:<text:s/></text:span><text:span text:style-name="T31">1,<text:s/></text:span></text:p>
            <text:p text:style-name="P32"><text:span text:style-name="T33">    </text:span><text:span text:style-name="T34">"</text:span><text:span text:style-name="T35">name</text:span><text:span text:style-name="T36">"</text:span><text:span text:style-name="T37">:<text:s/></text:span><text:span text:style-name="T38">“Pedro Santos”</text:span><text:span text:style-name="T39">,</text:span></text:p>
            <text:p text:style-name="P40"><text:span text:style-name="T41">    </text:span><text:span text:style-name="T42">"</text:span><text:span text:style-name="T43">password</text:span><text:span text:style-name="T44">"</text:span><text:span text:style-name="T45">:</text:span><text:span text:style-name="T46"><text:s/>“pedro2725”</text:span><text:span text:style-name="T47">,</text:span></text:p>
            <text:p text:style-name="P48"><text:span text:style-name="T49"><text:s text:c="4"/></text:span><text:span text:style-name="T50">"</text:span><text:span text:style-name="T51">bdate</text:span><text:span text:style-name="T52">"</text:span><text:span text:style-name="T53">:<text:s/></text:span><text:span text:style-name="T54">“</text:span><text:span text:style-name="T55">2002-05-19</text:span><text:span text:style-name="T56">”</text:span><text:span text:style-name="T57">,</text:span></text:p>
            <text:p text:style-name="P58"><text:span text:style-name="T59">    </text:span><text:span text:style-name="T60">"</text:span><text:span text:style-name="T61">email</text:span><text:span text:style-name="T62">"</text:span><text:span text:style-name="T63">:<text:s/></text:span><text:span text:style-name="T64">“pedrosantos@gmail.com”</text:span><text:span text:style-name="T65">,</text:span></text:p>
            <text:p text:style-name="P66"><text:span text:style-name="T67">    </text:span><text:span text:style-name="T68">"</text:span><text:span text:style-name="T69">coordinates</text:span><text:span text:style-name="T70">"</text:span><text:span text:style-name="T71">:<text:s/></text:span><text:span text:style-name="T72">“</text:span><text:span text:style-name="T73">38.797548, -9.3423096</text:span><text:span text:style-name="T74">”</text:span><text:span text:style-name="T75">,</text:span><text:span text:style-name="T76"><text:s/></text:span><text:span text:style-name="T77">}</text:span><text:span text:style-name="T78">,<text:s/></text:span></text:p>
            <text:p text:style-name="P79"><text:span text:style-name="T80">{</text:span></text:p>
            <text:p text:style-name="P81"><text:span text:style-name="T82">    </text:span><text:span text:style-name="T83">"id"</text:span><text:span text:style-name="T84">:<text:s/></text:span><text:span text:style-name="T85">2</text:span><text:span text:style-name="T86">,<text:s/></text:span></text:p>
            <text:p text:style-name="P87"><text:span text:style-name="T88">    </text:span><text:span text:style-name="T89">"name"</text:span><text:span text:style-name="T90">: “</text:span><text:span text:style-name="T91">Duarte Correia</text:span><text:span text:style-name="T92">”,</text:span></text:p>
            <text:p text:style-name="P93"><text:span text:style-name="T94">    </text:span><text:span text:style-name="T95">"password"</text:span><text:span text:style-name="T96">: “</text:span><text:span text:style-name="T97">duarte2675</text:span><text:span text:style-name="T98">”,</text:span></text:p>
            <text:p text:style-name="P99"><text:span text:style-name="T100"><text:s text:c="4"/></text:span><text:span text:style-name="T101">"</text:span><text:span text:style-name="T102">bdate</text:span><text:span text:style-name="T103">"</text:span><text:span text:style-name="T104">:<text:s/></text:span><text:span text:style-name="T105">“</text:span><text:span text:style-name="T106">2002-08-19</text:span><text:span text:style-name="T107">”</text:span><text:span text:style-name="T108">,</text:span></text:p>
            <text:p text:style-name="P109"><text:span text:style-name="T110">    </text:span><text:span text:style-name="T111">"</text:span><text:span text:style-name="T112">email</text:span><text:span text:style-name="T113">"</text:span><text:span text:style-name="T114">:<text:s/></text:span><text:span text:style-name="T115">“duartecorreia@gmail.com”</text:span><text:span text:style-name="T116">,</text:span></text:p>
            <text:p text:style-name="P117"><text:span text:style-name="T118">    </text:span><text:span text:style-name="T119">"</text:span><text:span text:style-name="T120">coordinates</text:span><text:span text:style-name="T121">"</text:span><text:span text:style-name="T122">:<text:s/></text:span><text:span text:style-name="T123">“</text:span><text:span text:style-name="T124">38.7930065, -9.1738903</text:span><text:span text:style-name="T125">”,<text:s/></text:span><text:span text:style-name="T126">}</text:span><text:span text:style-name="T127">,<text:s/></text:span></text:p>
            <text:p text:style-name="P128"><text:span text:style-name="T129">   </text:span><text:span text:style-name="T130">… ]</text:span></text:p>
          </table:table-cell>
        </table:table-row>
      </table:table>
      <text:p text:style-name="P131">Documentação REST</text:p>
      <text:p text:style-name="Normal"/>
      <text:p text:style-name="Normal">Recurso Utilizador</text:p>
      <table:table table:style-name="Table132">
        <table:table-columns>
          <table:table-column table:style-name="TableColumn133"/>
        </table:table-columns>
        <table:table-row table:style-name="TableRow134">
          <table:table-cell table:style-name="TableCell135">
            <text:p text:style-name="P136"><text:span text:style-name="T137">Ir buscar um<text:s/></text:span><text:span text:style-name="T138">utilizador</text:span><text:span text:style-name="T139"><text:s/>dado um id</text:span></text:p>
            <text:p text:style-name="P140"><text:span text:style-name="T141">Devolve o<text:s/></text:span><text:span text:style-name="T142">utilizador correspondente</text:span><text:span text:style-name="T143"><text:s/>ao id com informação</text:span><text:span text:style-name="T144"><text:s/>desse</text:span><text:span text:style-name="T145"><text:s/></text:span><text:span text:style-name="T146">utilizador</text:span></text:p>
          </table:table-cell>
        </table:table-row>
        <table:table-row table:style-name="TableRow147">
          <table:table-cell table:style-name="TableCell148">
            <text:p text:style-name="P149"><text:span text:style-name="T150">Url: /api/utilizador/{id}<text:s/></text:span><text:span text:style-name="T151">(get)</text:span></text:p>
          </table:table-cell>
        </table:table-row>
        <table:table-row table:style-name="TableRow152">
          <table:table-cell table:style-name="TableCell153">
            <text:p text:style-name="P154"><text:span text:style-name="T155">Parâmetros:</text:span></text:p>
            <text:p text:style-name="P156"><text:span text:style-name="T157">id - inteiro positivo que corresponde ao id do<text:s/></text:span><text:span text:style-name="T158">utilizador</text:span><text:span text:style-name="T159"><text:s/>a obter </text:span></text:p>
          </table:table-cell>
        </table:table-row>
        <table:table-row table:style-name="TableRow160">
          <table:table-cell table:style-name="TableCell161">
            <text:p text:style-name="P162"><text:span text:style-name="T163">Resultado:</text:span></text:p>
            <text:p text:style-name="P164"><text:span text:style-name="T165">{</text:span></text:p>
            <text:p text:style-name="P166"><text:span text:style-name="T167">    </text:span><text:span text:style-name="T168">"id"</text:span><text:span text:style-name="T169">: 4,<text:s/></text:span></text:p>
            <text:p text:style-name="P170"><text:span text:style-name="T171">    </text:span><text:span text:style-name="T172">"name"</text:span><text:span text:style-name="T173">: “Luis Silva”,</text:span></text:p>
            <text:p text:style-name="P174"><text:span text:style-name="T175">    </text:span><text:span text:style-name="T176">"password"</text:span><text:span text:style-name="T177">: “luis2780”,</text:span></text:p>
            <text:p text:style-name="P178"><text:span text:style-name="T179"><text:s text:c="4"/></text:span><text:span text:style-name="T180">"</text:span><text:span text:style-name="T181">bdate</text:span><text:span text:style-name="T182">"</text:span><text:span text:style-name="T183">:<text:s/></text:span><text:span text:style-name="T184">“2002-05-11”</text:span><text:span text:style-name="T185">,</text:span></text:p>
            <text:p text:style-name="P186"><text:span text:style-name="T187">    </text:span><text:span text:style-name="T188">"</text:span><text:span text:style-name="T189">email</text:span><text:span text:style-name="T190">"</text:span><text:span text:style-name="T191">:<text:s/></text:span><text:span text:style-name="T192">“luissilva@gmail.com”</text:span><text:span text:style-name="T193">,</text:span></text:p>
            <text:p text:style-name="P194"><text:span text:style-name="T195">    </text:span><text:span text:style-name="T196">"</text:span><text:span text:style-name="T197">coordinates</text:span><text:span text:style-name="T198">"</text:span><text:span text:style-name="T199">:<text:s/></text:span><text:span text:style-name="T200">“</text:span><text:span text:style-name="T201">38.6923329,-9.3296341</text:span><text:span text:style-name="T202">”,<text:s/></text:span></text:p>
            <text:p text:style-name="P203"><text:span text:style-name="T204">}</text:span></text:p>
          </table:table-cell>
        </table:table-row>
        <table:table-row table:style-name="TableRow205">
          <table:table-cell table:style-name="TableCell206">
            <text:p text:style-name="P207"><text:span text:style-name="T208">Erros:</text:span></text:p>
            <text:p text:style-name="P209"><text:span text:style-name="T210">404 (</text:span><text:span text:style-name="T211">HttpStatus</text:span><text:span text:style-name="T212">.</text:span><text:span text:style-name="T213">NOT_FOUND</text:span><text:span text:style-name="T214">): O<text:s/></text:span><text:span text:style-name="T215">utilizador</text:span><text:span text:style-name="T216"><text:s/>não foi encontrado</text:span></text:p>
            <text:p text:style-name="P217"><text:span text:style-name="T218">{</text:span></text:p>
            <text:p text:style-name="P219"><text:span text:style-name="T220">    </text:span><text:span text:style-name="T221">"timestamp"</text:span><text:span text:style-name="T222">:<text:s/></text:span><text:span text:style-name="T223">"2021-</text:span><text:span text:style-name="T224">11</text:span><text:span text:style-name="T225">-</text:span><text:span text:style-name="T226">15</text:span><text:span text:style-name="T227">T13:33:30.282+00:00"</text:span><text:span text:style-name="T228">,</text:span></text:p>
            <text:p text:style-name="P229"><text:span text:style-name="T230">    </text:span><text:span text:style-name="T231">"status"</text:span><text:span text:style-name="T232">:<text:s/></text:span><text:span text:style-name="T233">404</text:span><text:span text:style-name="T234">,</text:span></text:p>
            <text:p text:style-name="P235"><text:span text:style-name="T236">    </text:span><text:span text:style-name="T237">"error"</text:span><text:span text:style-name="T238">:<text:s/></text:span><text:span text:style-name="T239">"Not Found"</text:span><text:span text:style-name="T240">,</text:span></text:p>
            <text:p text:style-name="P241"><text:span text:style-name="T242">    </text:span><text:span text:style-name="T243">"message"</text:span><text:span text:style-name="T244">:<text:s/></text:span><text:span text:style-name="T245">"</text:span><text:span text:style-name="T246">Utilizador</text:span><text:span text:style-name="T247"><text:s/>with id<text:s/></text:span><text:span text:style-name="T248">101<text:s/></text:span><text:span text:style-name="T249">not found."</text:span><text:span text:style-name="T250">,</text:span></text:p>
            <text:p text:style-name="P251"><text:span text:style-name="T252">    </text:span><text:span text:style-name="T253">"path"</text:span><text:span text:style-name="T254">:<text:s/></text:span><text:span text:style-name="T255">"/api/</text:span><text:span text:style-name="T256">utilizador</text:span><text:span text:style-name="T257">/</text:span><text:span text:style-name="T258">101</text:span><text:span text:style-name="T259">"</text:span></text:p>
            <text:p text:style-name="P260"><text:span text:style-name="T261">}</text:span></text:p>
          </table:table-cell>
        </table:table-row>
      </table:table>
      <text:p text:style-name="Normal"/>
      <text:p text:style-name="Normal"/>
      <text:p text:style-name="Normal"/>
      <text:p text:style-name="Normal"/>
      <table:table table:style-name="Table262">
        <table:table-columns>
          <table:table-column table:style-name="TableColumn263"/>
        </table:table-columns>
        <table:table-row table:style-name="TableRow264">
          <table:table-cell table:style-name="TableCell265">
            <text:p text:style-name="P266"><text:span text:style-name="T267">Adicionar um<text:s/></text:span><text:span text:style-name="T268">utilizador</text:span></text:p>
            <text:p text:style-name="P269"><text:span text:style-name="T270">Recebe a informação do<text:s/></text:span><text:span text:style-name="T271">utilizador</text:span><text:span text:style-name="T272"><text:s/></text:span></text:p>
          </table:table-cell>
        </table:table-row>
        <table:table-row table:style-name="TableRow273">
          <table:table-cell table:style-name="TableCell274">
            <text:p text:style-name="Normal"><text:span text:style-name="T275">Url: /api/</text:span><text:span text:style-name="T276">utilizador<text:s/></text:span><text:span text:style-name="T277">(post)</text:span></text:p>
          </table:table-cell>
        </table:table-row>
        <table:table-row table:style-name="TableRow278">
          <table:table-cell table:style-name="TableCell279">
            <text:p text:style-name="P280"><text:span text:style-name="T281">Dados:</text:span></text:p>
            <text:p text:style-name="P282"><text:span text:style-name="T283">{</text:span><text:span text:style-name="T284"><text:s/></text:span></text:p>
            <text:p text:style-name="P285"><text:span text:style-name="T286">    </text:span><text:span text:style-name="T287">"name"</text:span><text:span text:style-name="T288">: “</text:span><text:span text:style-name="T289">Gonçalo Chaby</text:span><text:span text:style-name="T290">”,</text:span></text:p>
            <text:p text:style-name="P291"><text:span text:style-name="T292">    </text:span><text:span text:style-name="T293">"password"</text:span><text:span text:style-name="T294">: “</text:span><text:span text:style-name="T295">chaby123</text:span><text:span text:style-name="T296">”,</text:span></text:p>
            <text:p text:style-name="P297"><text:span text:style-name="T298"><text:s text:c="4"/></text:span><text:span text:style-name="T299">"</text:span><text:span text:style-name="T300">bdate</text:span><text:span text:style-name="T301">"</text:span><text:span text:style-name="T302">:<text:s/></text:span><text:span text:style-name="T303">“2003-07-22”</text:span><text:span text:style-name="T304">,</text:span></text:p>
            <text:p text:style-name="P305"><text:span text:style-name="T306">    </text:span><text:span text:style-name="T307">"</text:span><text:span text:style-name="T308">email</text:span><text:span text:style-name="T309">"</text:span><text:span text:style-name="T310">:<text:s/></text:span><text:span text:style-name="T311">“chaby@gmail.com”</text:span><text:span text:style-name="T312">,</text:span></text:p>
            <text:p text:style-name="P313"><text:span text:style-name="T314">    </text:span><text:span text:style-name="T315">"</text:span><text:span text:style-name="T316">coordinates</text:span><text:span text:style-name="T317">"</text:span><text:span text:style-name="T318">:<text:s/></text:span><text:span text:style-name="T319">“</text:span><text:span text:style-name="T320">38.5278066,-8.9038054</text:span><text:span text:style-name="T321">”,<text:s/></text:span></text:p>
            <text:p text:style-name="P322"><text:span text:style-name="T323">}</text:span></text:p>
          </table:table-cell>
        </table:table-row>
        <table:table-row table:style-name="TableRow324">
          <table:table-cell table:style-name="TableCell325">
            <text:p text:style-name="P326"><text:span text:style-name="T327">Resultado</text:span><text:span text:style-name="T328">:</text:span></text:p>
            <text:p text:style-name="P329">{<text:s/></text:p>
            <text:p text:style-name="P330"><text:span text:style-name="T331">    </text:span><text:span text:style-name="T332">"id"</text:span><text:span text:style-name="T333">:<text:s/></text:span><text:span text:style-name="T334">5</text:span><text:span text:style-name="T335">,<text:s/></text:span></text:p>
            <text:p text:style-name="P336"><text:span text:style-name="T337">    </text:span><text:span text:style-name="T338">"name"</text:span><text:span text:style-name="T339">: “</text:span><text:span text:style-name="T340">Gonçalo Chaby</text:span><text:span text:style-name="T341">”,</text:span></text:p>
            <text:p text:style-name="P342"><text:span text:style-name="T343">    </text:span><text:span text:style-name="T344">"password"</text:span><text:span text:style-name="T345">: “</text:span><text:span text:style-name="T346">chaby123</text:span><text:span text:style-name="T347">”,</text:span></text:p>
            <text:p text:style-name="P348"><text:span text:style-name="T349"><text:s text:c="4"/></text:span><text:span text:style-name="T350">"</text:span><text:span text:style-name="T351">bdate</text:span><text:span text:style-name="T352">"</text:span><text:span text:style-name="T353">:<text:s/></text:span><text:span text:style-name="T354">“2003-07-22”</text:span><text:span text:style-name="T355">,</text:span></text:p>
            <text:p text:style-name="P356"><text:span text:style-name="T357">    </text:span><text:span text:style-name="T358">"</text:span><text:span text:style-name="T359">email</text:span><text:span text:style-name="T360">"</text:span><text:span text:style-name="T361">:<text:s/></text:span><text:span text:style-name="T362">“chaby@gmail.com”</text:span><text:span text:style-name="T363">,</text:span></text:p>
            <text:p text:style-name="P364"><text:span text:style-name="T365">    </text:span><text:span text:style-name="T366">"</text:span><text:span text:style-name="T367">coordinates</text:span><text:span text:style-name="T368">"</text:span><text:span text:style-name="T369">:<text:s/></text:span><text:span text:style-name="T370">“</text:span><text:span text:style-name="T371">38.5278066,-8.9038054</text:span><text:span text:style-name="T372">”,<text:s/></text:span></text:p>
            <text:p text:style-name="P373"><text:span text:style-name="T374">}</text:span></text:p>
          </table:table-cell>
        </table:table-row>
        <table:table-row table:style-name="TableRow375">
          <table:table-cell table:style-name="TableCell376">
            <text:p text:style-name="P377"><text:span text:style-name="T378">Erros:</text:span></text:p>
            <text:p text:style-name="P379"><text:span text:style-name="T380">500: Erro do servidor</text:span></text:p>
            <text:p text:style-name="P381"><text:span text:style-name="T382">{</text:span></text:p>
            <text:p text:style-name="P383"><text:span text:style-name="T384">    </text:span><text:span text:style-name="T385">"timestamp"</text:span><text:span text:style-name="T386">:<text:s/></text:span><text:span text:style-name="T387">"2021-11-15T13:44:49.731+00:00"</text:span><text:span text:style-name="T388">,<text:s/></text:span><text:span text:style-name="T389">"status"</text:span><text:span text:style-name="T390">:<text:s/></text:span><text:span text:style-name="T391">500</text:span><text:span text:style-name="T392">,</text:span></text:p>
            <text:p text:style-name="P393"><text:span text:style-name="T394">    </text:span><text:span text:style-name="T395">"error"</text:span><text:span text:style-name="T396">:<text:s/></text:span><text:span text:style-name="T397">"Internal Server Error"</text:span><text:span text:style-name="T398">,</text:span></text:p>
            <text:p text:style-name="P399"><text:span text:style-name="T400">    </text:span><text:span text:style-name="T401">"message"</text:span><text:span text:style-name="T402">:<text:s/></text:span><text:span text:style-name="T403">"could not execute statement; SQL [n/a]; constraint [null]; nested exception is org.hibernate.exception.ConstraintViolationException: could not execute statement"</text:span><text:span text:style-name="T404">,</text:span></text:p>
            <text:p text:style-name="P405"><text:span text:style-name="T406">    </text:span><text:span text:style-name="T407">"path"</text:span><text:span text:style-name="T408">:<text:s/></text:span><text:span text:style-name="T409">"/api/</text:span><text:span text:style-name="T410">utilizador</text:span><text:span text:style-name="T411">”</text:span></text:p>
            <text:p text:style-name="P412"><text:span text:style-name="T413">}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fo:language="pt" fo:country="PT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fo:language="pt" fo:country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Santos</meta:initial-creator>
    <dc:creator>Pedro Santos</dc:creator>
    <meta:creation-date>2021-11-18T19:21:00Z</meta:creation-date>
    <dc:date>2021-11-18T19:55:00Z</dc:date>
    <meta:template xlink:href="Normal.dotm" xlink:type="simple"/>
    <meta:editing-cycles>2</meta:editing-cycles>
    <meta:editing-duration>PT1560S</meta:editing-duration>
    <meta:document-statistic meta:page-count="2" meta:paragraph-count="4" meta:word-count="305" meta:character-count="2041" meta:row-count="14" meta:non-whitespace-character-count="1740"/>
  </office:meta>
</office:document-meta>
</file>